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202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3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40">
      <style:table-cell-properties fo:background-color="#dddddd" style:cell-protect="none" style:print-content="true"/>
    </style:style>
    <style:style style:name="ce37" style:family="table-cell" style:parent-style-name="Default" style:data-style-name="N127"/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36"/>
    <style:style style:name="ce40" style:family="table-cell" style:parent-style-name="Default" style:data-style-name="N142"/>
    <style:style style:name="ce41" style:family="table-cell" style:parent-style-name="Default">
      <style:text-properties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1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/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0" calcext:value-type="float">
            <text:p/>
          </table:table-cell>
          <table:table-cell/>
          <table:table-cell table:style-name="ce31" table:formula="of:=SUM([.E17:.E76])" office:value-type="currency" office:currency="ZAR" office:value="0" calcext:value-type="currency">
            <text:p>R 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36"/>
        <table:table-column table:style-name="co8" table:default-cell-style-name="ce37"/>
        <table:table-column table:style-name="co2" table:visibility="collapse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65" calcext:value-type="percentage">
            <text:p>6.5%</text:p>
          </table:table-cell>
          <table:table-cell table:style-name="Default" table:number-columns-repeated="3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>
            <text:p/>
          </table:table-cell>
          <table:table-cell table:formula="of:=IF(ISBLANK(['Previous Year Financials'.C18]);&quot;&quot;;['Previous Year Financials'.C18])">
            <text:p/>
          </table:table-cell>
          <table:table-cell table:formula="of:=IF([.C15]=&quot;&quot;;0;(1+[.$B$10])*[.C15])" office:value-type="float" office:value="0" calcext:value-type="float">
            <text:p/>
          </table:table-cell>
          <table:table-cell table:formula="of:=IF([.C15]=&quot;&quot;; IF([.D15]=0;&quot;&quot;; &quot;You should not specify an amount.&quot;); IF([.C15]=0; &quot;&quot;;[.D15]/[.C15]-1))">
            <text:p/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>
            <text:p/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IF([.C16]=0; &quot;&quot;;[.D16]/[.C16]-1)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IF([.C17]=0; &quot;&quot;;[.D17]/[.C17]-1)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IF([.C18]=0; &quot;&quot;;[.D18]/[.C18]-1)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IF([.C19]=0; &quot;&quot;;[.D19]/[.C19]-1)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IF([.C20]=0; &quot;&quot;;[.D20]/[.C20]-1)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>
            <text:p/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IF([.C24]=0; &quot;&quot;;[.D24]/[.C24]-1)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>
            <text:p/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IF([.C25]=0; &quot;&quot;;[.D25]/[.C25]-1)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IF([.C26]=0; &quot;&quot;;[.D26]/[.C26]-1)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IF([.C27]=0; &quot;&quot;;[.D27]/[.C27]-1)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IF([.C30]=0; &quot;&quot;;[.D30]/[.C30]-1)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IF([.C31]=0; &quot;&quot;;[.D31]/[.C31]-1)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IF([.C32]=0; &quot;&quot;;[.D32]/[.C32]-1)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IF([.C33]=0; &quot;&quot;;[.D33]/[.C33]-1)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IF([.C34]=0; &quot;&quot;;[.D34]/[.C34]-1)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IF([.C35]=0; &quot;&quot;;[.D35]/[.C35]-1)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IF([.C37]=0; &quot;&quot;;[.D37]/[.C37]-1)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IF([.C40]=0; &quot;&quot;;[.D40]/[.C40]-1)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IF([.C41]=0; &quot;&quot;;[.D41]/[.C41]-1)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IF([.C42]=0; &quot;&quot;;[.D42]/[.C42]-1)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IF([.C43]=0; &quot;&quot;;[.D43]/[.C43]-1)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IF([.C44]=0; &quot;&quot;;[.D44]/[.C44]-1)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IF([.C45]=0; &quot;&quot;;[.D45]/[.C45]-1)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IF([.C47]=0; &quot;&quot;;[.D47]/[.C47]-1)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IF([.C50]=0; &quot;&quot;;[.D50]/[.C50]-1)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IF([.C51]=0; &quot;&quot;;[.D51]/[.C51]-1)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IF([.C52]=0; &quot;&quot;;[.D52]/[.C52]-1)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IF([.C53]=0; &quot;&quot;;[.D53]/[.C53]-1)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IF([.C54]=0; &quot;&quot;;[.D54]/[.C54]-1)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IF([.C55]=0; &quot;&quot;;[.D55]/[.C55]-1)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IF([.C57]=0; &quot;&quot;;[.D57]/[.C57]-1)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IF([.C60]=0; &quot;&quot;;[.D60]/[.C60]-1)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0" calcext:value-type="float">
            <text:p>0</text:p>
          </table:table-cell>
          <table:table-cell table:style-name="Default" table:formula="of:=SUM([.D14:.D73])" office:value-type="float" office:value="0" calcext:value-type="float">
            <text:p>0</text:p>
          </table:table-cell>
          <table:table-cell table:style-name="Default" table:formula="of:=IF([.C74]=&quot;&quot;; &quot;&quot;; [.D74]/[.C74]-1)" office:value-type="string" office:string-value="" calcext:value-type="error">
            <text:p>#DIV/0!</text:p>
          </table:table-cell>
          <table:table-cell table:formula="of:=SUM([.F14:.F73])" office:value-type="float" office:value="0" calcext:value-type="float">
            <text:p>0</text:p>
          </table:table-cell>
        </table:table-row>
      </table:table>
      <table:table table:name="Budget Summary" table:style-name="ta1" table:protected="true">
        <loext:table-protection loext:select-unprotected-cells="true"/>
        <table:table-column table:style-name="co9" table:default-cell-style-name="ce39"/>
        <table:table-column table:style-name="co10" table:default-cell-style-name="ce29"/>
        <table:table-column table:style-name="co11" table:default-cell-style-name="ce40"/>
        <table:table-column table:style-name="co12" table:default-cell-style-name="ce39"/>
        <table:table-column table:style-name="co12" table:visibility="collapse" table:default-cell-style-name="ce39"/>
        <table:table-column table:style-name="co13" table:default-cell-style-name="ce40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8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31" table:formula="of:=['Budget Planner'.D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31" table:formula="of:=['Budget Planner'.C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7" table:formula="of:=[.B7]/[.B8]-1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8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1"/>
          <table:table-cell table:style-name="ce41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0" calcext:value-type="float">
            <text:p/>
          </table:table-cell>
          <table:table-cell table:formula="of:=[.B1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7])" office:value-type="float" office:value="0" calcext:value-type="float">
            <text:p/>
          </table:table-cell>
          <table:table-cell table:formula="of:=IF([.B13]&lt;&gt;0;IF([.E13]&lt;&gt;0;[.B13]/[.E13]-1;&quot;&quot;);&quot;&quot;)">
            <text:p/>
          </table:table-cell>
          <table:table-cell table:style-name="ce42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>
            <text:p>The 2017 figures had not been audited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8])" office:value-type="float" office:value="0" calcext:value-type="float">
            <text:p/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4]&lt;&gt;0;IF([.E14]&lt;&gt;0;[.B14]/[.E14]-1;&quot;&quot;);&quot;&quot;)">
            <text:p/>
          </table:table-cell>
          <table:table-cell table:style-name="ce42" table:formula="of:=IF(['Previous Year Financials'.B13]&lt;&gt;&quot;Yes&quot;; &quot;when the budget was prepared.&quot;; &quot;&quot;)" office:value-type="string" office:string-value="when the budget was prepared." calcext:value-type="string">
            <text:p>when the budget was prepared.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9])" office:value-type="float" office:value="0" calcext:value-type="float">
            <text:p/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5]&lt;&gt;0;IF([.E15]&lt;&gt;0;[.B15]/[.E1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float" office:value="0" calcext:value-type="float">
            <text:p/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6]&lt;&gt;0;IF([.E16]&lt;&gt;0;[.B16]/[.E1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float" office:value="0" calcext:value-type="float">
            <text:p/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17]&lt;&gt;0;IF([.E17]&lt;&gt;0;[.B17]/[.E1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float" office:value="0" calcext:value-type="float">
            <text:p/>
          </table:table-cell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18]&lt;&gt;0;IF([.E18]&lt;&gt;0;[.B18]/[.E1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float" office:value="0" calcext:value-type="float">
            <text:p/>
          </table:table-cell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1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19]&lt;&gt;0;IF([.E19]&lt;&gt;0;[.B19]/[.E1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float" office:value="0" calcext:value-type="float">
            <text:p/>
          </table:table-cell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0]&lt;&gt;0;IF([.E20]&lt;&gt;0;[.B20]/[.E2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float" office:value="0" calcext:value-type="float">
            <text:p/>
          </table:table-cell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1]&lt;&gt;0;IF([.E21]&lt;&gt;0;[.B21]/[.E2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IF([.E22]&lt;&gt;0;[.B22]/[.E2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IF([.E23]&lt;&gt;0;[.B23]/[.E2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IF([.E24]&lt;&gt;0;[.B24]/[.E2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IF([.E25]&lt;&gt;0;[.B25]/[.E2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IF([.E26]&lt;&gt;0;[.B26]/[.E2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IF([.E27]&lt;&gt;0;[.B27]/[.E2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IF([.E28]&lt;&gt;0;[.B28]/[.E2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IF([.E29]&lt;&gt;0;[.B29]/[.E2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IF([.E30]&lt;&gt;0;[.B30]/[.E3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IF([.E31]&lt;&gt;0;[.B31]/[.E3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IF([.E32]&lt;&gt;0;[.B32]/[.E3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IF([.E33]&lt;&gt;0;[.B33]/[.E3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IF([.E34]&lt;&gt;0;[.B34]/[.E3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IF([.E35]&lt;&gt;0;[.B35]/[.E3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IF([.E36]&lt;&gt;0;[.B36]/[.E3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IF([.E37]&lt;&gt;0;[.B37]/[.E3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IF([.E38]&lt;&gt;0;[.B38]/[.E3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IF([.E39]&lt;&gt;0;[.B39]/[.E3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IF([.E40]&lt;&gt;0;[.B40]/[.E4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IF([.E41]&lt;&gt;0;[.B41]/[.E4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IF([.E42]&lt;&gt;0;[.B42]/[.E4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IF([.E43]&lt;&gt;0;[.B43]/[.E4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IF([.E44]&lt;&gt;0;[.B44]/[.E4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IF([.E45]&lt;&gt;0;[.B45]/[.E4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IF([.E46]&lt;&gt;0;[.B46]/[.E4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IF([.E47]&lt;&gt;0;[.B47]/[.E4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IF([.E48]&lt;&gt;0;[.B48]/[.E4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IF([.E49]&lt;&gt;0;[.B49]/[.E4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IF([.E50]&lt;&gt;0;[.B50]/[.E5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IF([.E51]&lt;&gt;0;[.B51]/[.E5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IF([.E52]&lt;&gt;0;[.B52]/[.E5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IF([.E53]&lt;&gt;0;[.B53]/[.E5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IF([.E54]&lt;&gt;0;[.B54]/[.E5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IF([.E55]&lt;&gt;0;[.B55]/[.E5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IF([.E56]&lt;&gt;0;[.B56]/[.E5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IF([.E57]&lt;&gt;0;[.B57]/[.E5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IF([.E58]&lt;&gt;0;[.B58]/[.E5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IF([.E59]&lt;&gt;0;[.B59]/[.E5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IF([.E60]&lt;&gt;0;[.B60]/[.E6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IF([.E61]&lt;&gt;0;[.B61]/[.E6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IF([.E62]&lt;&gt;0;[.B62]/[.E6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IF([.E63]&lt;&gt;0;[.B63]/[.E6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IF([.E64]&lt;&gt;0;[.B64]/[.E6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IF([.E65]&lt;&gt;0;[.B65]/[.E6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IF([.E66]&lt;&gt;0;[.B66]/[.E6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IF([.E67]&lt;&gt;0;[.B67]/[.E6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IF([.E68]&lt;&gt;0;[.B68]/[.E6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IF([.E69]&lt;&gt;0;[.B69]/[.E6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IF([.E70]&lt;&gt;0;[.B70]/[.E7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IF([.E71]&lt;&gt;0;[.B71]/[.E71]-1;&quot;&quot;)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9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/00/0000</text:date>, <text:time style:data-style-name="N2" text:time-value="09:52:00.499972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7-09T09:52:53.125703888</dc:date>
    <meta:editing-duration>PT8H18M7S</meta:editing-duration>
    <meta:editing-cycles>43</meta:editing-cycles>
    <meta:generator>LibreOffice/5.0.6.2$Linux_X86_64 LibreOffice_project/00$Build-2</meta:generator>
    <meta:document-statistic meta:table-count="4" meta:cell-count="1499" meta:object-count="0"/>
  </office:meta>
</office:document-meta>
</file>